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bc668" officeooo:paragraph-rsid="00113749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P3" style:family="paragraph" style:parent-style-name="Text_20_body">
      <style:text-properties officeooo:rsid="001bc668" officeooo:paragraph-rsid="00113749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officeooo:paragraph-rsid="0011374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13749" officeooo:paragraph-rsid="00113749"/>
    </style:style>
    <style:style style:name="P6" style:family="paragraph" style:parent-style-name="Text_20_body">
      <style:text-properties officeooo:rsid="00164ad3" officeooo:paragraph-rsid="00164ad3"/>
    </style:style>
    <style:style style:name="P7" style:family="paragraph" style:parent-style-name="Text_20_body">
      <style:text-properties fo:color="#00599d" officeooo:rsid="00164ad3" officeooo:paragraph-rsid="00164ad3"/>
    </style:style>
    <style:style style:name="P8" style:family="paragraph" style:parent-style-name="Text_20_body">
      <style:text-properties fo:font-style="normal" officeooo:rsid="00164ad3" officeooo:paragraph-rsid="00164ad3" style:font-style-asian="normal" style:font-style-complex="normal"/>
    </style:style>
    <style:style style:name="P9" style:family="paragraph" style:parent-style-name="Text_20_body">
      <style:text-properties officeooo:rsid="00196987" officeooo:paragraph-rsid="00196987"/>
    </style:style>
    <style:style style:name="P10" style:family="paragraph" style:parent-style-name="Text_20_body">
      <style:text-properties officeooo:rsid="001bcc93" officeooo:paragraph-rsid="001bcc93"/>
    </style:style>
    <style:style style:name="P11" style:family="paragraph" style:parent-style-name="Text_20_body">
      <style:text-properties officeooo:rsid="001f3e6b" officeooo:paragraph-rsid="001f3e6b"/>
    </style:style>
    <style:style style:name="P12" style:family="paragraph" style:parent-style-name="Text_20_body">
      <style:text-properties officeooo:rsid="00219e8a" officeooo:paragraph-rsid="00219e8a"/>
    </style:style>
    <style:style style:name="P13" style:family="paragraph" style:parent-style-name="Text_20_body">
      <style:text-properties style:font-name="Consolas" officeooo:rsid="001f3e6b" officeooo:paragraph-rsid="001f3e6b"/>
    </style:style>
    <style:style style:name="P14" style:family="paragraph" style:parent-style-name="Text_20_body">
      <style:text-properties style:font-name="Consolas" officeooo:rsid="0023cf92" officeooo:paragraph-rsid="0023cf92"/>
    </style:style>
    <style:style style:name="P15" style:family="paragraph" style:parent-style-name="Text_20_body">
      <style:text-properties style:font-name="Consolas" officeooo:rsid="00196987" officeooo:paragraph-rsid="00196987"/>
    </style:style>
    <style:style style:name="P16" style:family="paragraph" style:parent-style-name="Text_20_body">
      <style:text-properties officeooo:rsid="0022f3f3" officeooo:paragraph-rsid="0022f3f3"/>
    </style:style>
    <style:style style:name="P17" style:family="paragraph" style:parent-style-name="Text_20_body">
      <style:text-properties officeooo:rsid="0023cf92" officeooo:paragraph-rsid="0023cf92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officeooo:paragraph-rsid="00113749" style:font-size-asian="16.1000003814697pt" style:font-weight-asian="bold" style:font-size-complex="16.1000003814697pt" style:font-weight-complex="bold"/>
    </style:style>
    <style:style style:name="P23" style:family="paragraph" style:parent-style-name="Text_20_body">
      <style:text-properties officeooo:rsid="001f3e6b"/>
    </style:style>
    <style:style style:name="P24" style:family="paragraph" style:parent-style-name="Text_20_body">
      <style:text-properties officeooo:rsid="001f3e6b" officeooo:paragraph-rsid="001f3e6b"/>
    </style:style>
    <style:style style:name="P25" style:family="paragraph" style:parent-style-name="Text_20_body">
      <style:text-properties style:font-name="Consolas" officeooo:rsid="00219e8a" officeooo:paragraph-rsid="00219e8a"/>
    </style:style>
    <style:style style:name="P26" style:family="paragraph" style:parent-style-name="Heading_20_1" style:list-style-name="">
      <style:text-properties officeooo:rsid="00196987" officeooo:paragraph-rsid="00196987"/>
    </style:style>
    <style:style style:name="P27" style:family="paragraph" style:parent-style-name="Heading_20_1">
      <style:paragraph-properties fo:break-before="page"/>
      <style:text-properties officeooo:rsid="00196987" officeooo:paragraph-rsid="00196987"/>
    </style:style>
    <style:style style:name="P28" style:family="paragraph" style:parent-style-name="Heading_20_1">
      <style:paragraph-properties fo:break-before="page"/>
      <style:text-properties officeooo:rsid="001ace35" officeooo:paragraph-rsid="001ace35"/>
    </style:style>
    <style:style style:name="P29" style:family="paragraph" style:parent-style-name="Heading_20_2">
      <style:text-properties officeooo:rsid="001bcc93" officeooo:paragraph-rsid="001bcc93"/>
    </style:style>
    <style:style style:name="P30" style:family="paragraph" style:parent-style-name="Heading_20_2">
      <style:text-properties officeooo:rsid="001f355b" officeooo:paragraph-rsid="001f355b"/>
    </style:style>
    <style:style style:name="P31" style:family="paragraph" style:parent-style-name="Heading_20_3">
      <style:text-properties officeooo:rsid="001f3e6b" officeooo:paragraph-rsid="001f3e6b"/>
    </style:style>
    <style:style style:name="P32" style:family="paragraph" style:parent-style-name="Heading_20_3">
      <style:text-properties officeooo:rsid="0023cf92" officeooo:paragraph-rsid="0023cf92"/>
    </style:style>
    <style:style style:name="T1" style:family="text">
      <style:text-properties officeooo:rsid="001e5e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ddfa" style:font-style-asian="normal" style:font-style-complex="normal"/>
    </style:style>
    <style:style style:name="T5" style:family="text">
      <style:text-properties officeooo:rsid="00186b1a"/>
    </style:style>
    <style:style style:name="T6" style:family="text">
      <style:text-properties officeooo:rsid="001d62bd"/>
    </style:style>
    <style:style style:name="T7" style:family="text">
      <style:text-properties officeooo:rsid="00210205"/>
    </style:style>
    <style:style style:name="T8" style:family="text">
      <style:text-properties officeooo:rsid="00219e8a"/>
    </style:style>
    <style:style style:name="T9" style:family="text">
      <style:text-properties officeooo:rsid="0022f3f3"/>
    </style:style>
    <style:style style:name="T10" style:family="text">
      <style:text-properties officeooo:rsid="0024d1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LCR</text:p>
      <text:p text:style-name="P1"/>
      <text:p text:style-name="P1"/>
      <text:p text:style-name="P1"/>
      <text:p text:style-name="P1"/>
      <text:p text:style-name="P4"><text:bookmark-start text:name="__RefHeading___Toc214_38942170"/>Suit ton sportif !!<text:bookmark-end text:name="__RefHeading___Toc214_38942170"/></text:p>
      <text:p text:style-name="P1">Manuel <text:span text:style-name="T5">d’installation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Version</text:span> logicielle : <text:span text:style-name="T9">3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1">Table des matières</text:p>
          </text:index-title>
          <text:p text:style-name="P18"><text:a xlink:type="simple" xlink:href="#__RefHeading___Toc221_2768754971" text:style-name="Index_20_Link" text:visited-style-name="Index_20_Link">Application de bureau<text:tab/>3</text:a></text:p>
          <text:p text:style-name="P19"><text:a xlink:type="simple" xlink:href="#__RefHeading___Toc354_325591283" text:style-name="Index_20_Link" text:visited-style-name="Index_20_Link">Prérequis<text:tab/>3</text:a></text:p>
          <text:p text:style-name="P19"><text:a xlink:type="simple" xlink:href="#__RefHeading___Toc356_325591283" text:style-name="Index_20_Link" text:visited-style-name="Index_20_Link"><text:span text:style-name="T3">I</text:span></text:a><text:a xlink:type="simple" xlink:href="#__RefHeading___Toc356_325591283" text:style-name="Index_20_Link" text:visited-style-name="Index_20_Link"><text:span text:style-name="T3">nstallation</text:span></text:a><text:a xlink:type="simple" xlink:href="#__RefHeading___Toc356_325591283" text:style-name="Index_20_Link" text:visited-style-name="Index_20_Link"><text:tab/>3</text:a></text:p>
          <text:p text:style-name="P19"><text:a xlink:type="simple" xlink:href="#__RefHeading___Toc223_2768754971" text:style-name="Index_20_Link" text:visited-style-name="Index_20_Link">Exécution<text:tab/>3</text:a></text:p>
          <text:p text:style-name="P18"><text:a xlink:type="simple" xlink:href="#__RefHeading___Toc225_2768754971" text:style-name="Index_20_Link" text:visited-style-name="Index_20_Link">Application web<text:tab/>4</text:a></text:p>
          <text:p text:style-name="P19"><text:a xlink:type="simple" xlink:href="#__RefHeading___Toc227_2768754971" text:style-name="Index_20_Link" text:visited-style-name="Index_20_Link">Prérequis<text:tab/>4</text:a></text:p>
          <text:p text:style-name="P19"><text:a xlink:type="simple" xlink:href="#__RefHeading___Toc229_2768754971" text:style-name="Index_20_Link" text:visited-style-name="Index_20_Link">Installation<text:tab/>4</text:a></text:p>
          <text:p text:style-name="P20"><text:a xlink:type="simple" xlink:href="#__RefHeading___Toc231_2768754971" text:style-name="Index_20_Link" text:visited-style-name="Index_20_Link">Base de données<text:tab/>4</text:a></text:p>
          <text:p text:style-name="P20"><text:a xlink:type="simple" xlink:href="#__RefHeading___Toc233_2768754971" text:style-name="Index_20_Link" text:visited-style-name="Index_20_Link">Application<text:tab/>4</text:a></text:p>
          <text:p text:style-name="P20"><text:a xlink:type="simple" xlink:href="#__RefHeading___Toc235_2768754971" text:style-name="Index_20_Link" text:visited-style-name="Index_20_Link">Exécution<text:tab/>4</text:a></text:p>
        </text:index-body>
      </text:table-of-content>
      <text:h text:style-name="P26" text:outline-level="1"/>
      <text:h text:style-name="P27" text:outline-level="1"><text:bookmark-start text:name="__RefHeading___Toc221_2768754971"/>Application de bureau<text:bookmark-end text:name="__RefHeading___Toc221_2768754971"/></text:h>
      <text:h text:style-name="Heading_20_2" text:outline-level="2"><text:bookmark-start text:name="__RefHeading___Toc354_325591283"/>Prérequis<text:bookmark-end text:name="__RefHeading___Toc354_325591283"/></text:h>
      <text:p text:style-name="P5">Pour bénéficier <text:s/>de l’application <text:span text:style-name="T2">Suit ton sportif !! </text:span><text:span text:style-name="T3">il faut disposer d’une version de java égal ou supérieure à la 1.8 </text:span><text:span text:style-name="T4">(Elle est installé par défaut sur les machines Windows).</text:span></text:p>
      <text:h text:style-name="Heading_20_2" text:outline-level="2"><text:bookmark-start text:name="__RefHeading___Toc356_325591283"/><text:span text:style-name="T4">I</text:span><text:span text:style-name="T3">nstallation</text:span><text:bookmark-end text:name="__RefHeading___Toc356_325591283"/></text:h>
      <text:p text:style-name="P8">Pour installer l’application il faut télécharger son exécutable ici : </text:p>
      <text:p text:style-name="P7"><text:span text:style-name="T3">https://drive.google.com/file/d/1x7lp51XVMF-nYFCml0mrVeRe7eHPPBSi/view?usp=sharing</text:span></text:p>
      <text:h text:style-name="Heading_20_2" text:outline-level="2"><text:bookmark-start text:name="__RefHeading___Toc223_2768754971"/>Exécution<text:bookmark-end text:name="__RefHeading___Toc223_2768754971"/></text:h>
      <text:p text:style-name="P6">Pour exécuter l’application il faut faire cette commande dans l’invite de commande :</text:p>
      <text:p text:style-name="P15">java -jar SuitTonSportif.jar</text:p>
      <text:p text:style-name="P9"/>
      <text:h text:style-name="P28" text:outline-level="1"><text:bookmark-start text:name="__RefHeading___Toc225_2768754971"/>Application web<text:bookmark-end text:name="__RefHeading___Toc225_2768754971"/></text:h>
      <text:h text:style-name="P29" text:outline-level="2"><text:bookmark-start text:name="__RefHeading___Toc227_2768754971"/>Prérequis <text:bookmark-end text:name="__RefHeading___Toc227_2768754971"/></text:h>
      <text:p text:style-name="P10">Pour pouvoir installer l’application web sur votre serveur il vous faut une version de MySQL supérieure ou égal à 8.0.19.<text:line-break/>Il vous faut aussi une version de Node,js <text:span text:style-name="T6">14.13.0.</text:span></text:p>
      <text:h text:style-name="P30" text:outline-level="2"><text:bookmark-start text:name="__RefHeading___Toc229_2768754971"/>Installation<text:bookmark-end text:name="__RefHeading___Toc229_2768754971"/></text:h>
      <text:h text:style-name="P31" text:outline-level="3"><text:bookmark-start text:name="__RefHeading___Toc231_2768754971"/>Base de données<text:bookmark-end text:name="__RefHeading___Toc231_2768754971"/></text:h>
      <text:p text:style-name="P11">Pour installer la base de données il faut exécuter le script que vous pouvez télécharger ici :</text:p>
      <text:p text:style-name="P11">https://drive.google.com/file/d/1P1pjImHYNmcWPYdsvh17PIo3RiPKNNNR/view?usp=sharing</text:p>
      <text:h text:style-name="P31" text:outline-level="3"><text:bookmark-start text:name="__RefHeading___Toc233_2768754971"/>Application<text:bookmark-end text:name="__RefHeading___Toc233_2768754971"/></text:h>
      <text:p text:style-name="P23">Pour installer l’application il faut télécharger son archive ici :</text:p>
      <text:p text:style-name="P23">https://drive.google.com/file/d/1zhod5jSsDnHgt5kaJhirM9P0jttJ91KY/view?usp=sharing</text:p>
      <text:p text:style-name="P11">Une fois l’archive ouverte et son contenu disposé sur le serveur il faut exécuter <text:span text:style-name="T7">c</text:span>es commandes :</text:p>
      <text:p text:style-name="P13">npm install<text:line-break/>cd client<text:line-break/>npm install <text:line-break/>cd ../serveur<text:line-break/>npm install<text:line-break/><text:span text:style-name="T8">cd ..</text:span></text:p>
      <text:p text:style-name="P12">Il vous faut ensuite créer un fichier .env à la racine contenant ces lignes :</text:p>
      <text:p text:style-name="P25">BDD_HOST = hostname<text:line-break/>BDD_USER = username<text:line-break/>BDD_PASSWORD = password<text:line-break/>BDD_DATABASE = enregistretonsportif</text:p>
      <text:p text:style-name="P16">Il faut remplacer « hostname » par le nom de votre serveur, « username » par le nom de l’utilisateur de la base de données, « password » par le mot de passe de connexion à la base de données <text:span text:style-name="T10">pour cet utilisateur</text:span>.</text:p>
      <text:h text:style-name="P32" text:outline-level="3"><text:bookmark-start text:name="__RefHeading___Toc235_2768754971"/>Exécution<text:bookmark-end text:name="__RefHeading___Toc235_2768754971"/></text:h>
      <text:p text:style-name="P17">Pour lancer l’application il faut exécuter cette ligne dans l’invite de commande à la racine :</text:p>
      <text:p text:style-name="P14">npm run 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1:46:07.149815548</meta:creation-date>
    <dc:date>2021-02-26T12:46:18.967272090</dc:date>
    <meta:editing-duration>PT1H23M31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4" meta:paragraph-count="43" meta:word-count="288" meta:character-count="1945" meta:non-whitespace-character-count="1696"/>
  </office:meta>
</office:document-meta>
</file>